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onaco" svg:font-family="Monaco, Consolas, 'Andale Mono', 'DejaVu Sans Mono', monospace"/>
    <style:font-face style:name="Work Sans" svg:font-family="'Work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9cb26" officeooo:paragraph-rsid="0019cb26"/>
    </style:style>
    <style:style style:name="P2" style:family="paragraph" style:parent-style-name="Standard">
      <style:text-properties officeooo:rsid="0019cb26" officeooo:paragraph-rsid="001b862d"/>
    </style:style>
    <style:style style:name="P3" style:family="paragraph" style:parent-style-name="Standard">
      <style:text-properties officeooo:rsid="001b862d" officeooo:paragraph-rsid="001b862d"/>
    </style:style>
    <style:style style:name="P4" style:family="paragraph" style:parent-style-name="Standard">
      <style:text-properties officeooo:rsid="001bb85d" officeooo:paragraph-rsid="001bb85d"/>
    </style:style>
    <style:style style:name="P5" style:family="paragraph" style:parent-style-name="Standard">
      <style:text-properties officeooo:rsid="001ce1e7" officeooo:paragraph-rsid="001ce1e7"/>
    </style:style>
    <style:style style:name="T1" style:family="text">
      <style:text-properties officeooo:rsid="0019cb26"/>
    </style:style>
    <style:style style:name="T2" style:family="text">
      <style:text-properties officeooo:rsid="001b862d"/>
    </style:style>
    <style:style style:name="T3" style:family="text">
      <style:text-properties fo:font-weight="bold" style:font-weight-asian="bold" style:font-weight-complex="bold"/>
    </style:style>
    <style:style style:name="T4" style:family="text">
      <style:text-properties officeooo:rsid="001bb85d"/>
    </style:style>
    <style:style style:name="T5" style:family="text">
      <style:text-properties officeooo:rsid="001ce1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ython zip() method returns a zip object, which is an iterator of <text:span text:style-name="T2">strings, </text:span>tuples,<text:span text:style-name="T1">lists </text:span><text:span text:style-name="T2">etc.</text:span><text:span text:style-name="T1"> </text:span><text:s/>where the first item in each passed iterator is paired together, and then the second item in each passed iterator is paired together.</text:p>
      <text:p text:style-name="Standard"/>
      <text:p text:style-name="P2">Example :</text:p>
      <text:p text:style-name="P2"><text:s/></text:p>
      <text:p text:style-name="P2">a = [11, 21, 19]</text:p>
      <text:p text:style-name="P2">print(zip(a)) <text:span text:style-name="T4"># be careful we zipped &lt;list a&gt; with nothing, but no prob for zip ,</text:span><text:span text:style-name="T5">will generate a series <text:tab/><text:tab/>of 1-item tuples</text:span></text:p>
      <text:p text:style-name="P2">print(type(zip(a)))</text:p>
      <text:p text:style-name="P2">data = list(zip(a))</text:p>
      <text:p text:style-name="P2">print(data)</text:p>
      <text:p text:style-name="P2"/>
      <text:p text:style-name="P1">Example : </text:p>
      <text:p text:style-name="P1"/>
      <text:p text:style-name="P1">val1 = ("Kislay", "Vamsi", "Joson")</text:p>
      <text:p text:style-name="P1">val2 = ("Chennai", "Bangalore", "Pune")</text:p>
      <text:p text:style-name="P1">res = zip(val1, val2)</text:p>
      <text:p text:style-name="P1">print(tuple(res))</text:p>
      <text:p text:style-name="P1"/>
      <text:p text:style-name="P1">Example :</text:p>
      <text:p text:style-name="P1"/>
      <text:p text:style-name="P1">val1 = [56, 57, 58]</text:p>
      <text:p text:style-name="P1">val2 = ['a', 'b', 'c']</text:p>
      <text:p text:style-name="P1">val3 = [1.0, 2.0, 3.0]</text:p>
      <text:p text:style-name="P1">zipped = zip(val1, val2, val3)</text:p>
      <text:p text:style-name="P1">print(list(zipped)</text:p>
      <text:p text:style-name="P1"/>
      <text:p text:style-name="P1">Example :</text:p>
      <text:p text:style-name="P1"/>
      <text:p text:style-name="P1">k = ['F_Name', 'L_Name', 'Age'] # list</text:p>
      <text:p text:style-name="P1">v = ('Kislay', 'Kumar', '35') # tuple</text:p>
      <text:p text:style-name="P1">res_dict = dict(zip(k, v)) # no prob for zip</text:p>
      <text:p text:style-name="P1">print(res_dict)</text:p>
      <text:p text:style-name="P1"/>
      <text:p text:style-name="P3">Example :</text:p>
      <text:p text:style-name="P3"/>
      <text:p text:style-name="P2">f_name = ['kislay', 'Kunal', 'Mohit']</text:p>
      <text:p text:style-name="P2">age = [24, 50, 18]</text:p>
      <text:p text:style-name="P2">for f_name, age in zip(f_name, age):</text:p>
      <text:p text:style-name="P2"><text:s text:c="4"/>print(f_name, age)</text:p>
      <text:p text:style-name="P2"/>
      <text:p text:style-name="P4">Example : </text:p>
      <text:p text:style-name="P4"/>
      <text:p text:style-name="P4">dictA = {</text:p>
      <text:p text:style-name="P4"><text:s text:c="4"/>'name': 'Homer',</text:p>
      <text:p text:style-name="P4"><text:s text:c="4"/>'age': 50,</text:p>
      <text:p text:style-name="P4"><text:s text:c="4"/>'type': 'fat'</text:p>
      <text:p text:style-name="P4">}</text:p>
      <text:p text:style-name="P4"/>
      <text:p text:style-name="P4">dictB = {</text:p>
      <text:p text:style-name="P4"><text:s text:c="4"/>'name': 'Bart',</text:p>
      <text:p text:style-name="P4"><text:soft-page-break/><text:s text:c="4"/>'age': 10,</text:p>
      <text:p text:style-name="P4"><text:s text:c="4"/>'type': 'medium'</text:p>
      <text:p text:style-name="P4">}</text:p>
      <text:p text:style-name="P4"/>
      <text:p text:style-name="P4">for (key1, val1), (key2, val2) in zip(dictA.items(), dictB.items()):</text:p>
      <text:p text:style-name="P4"><text:s text:c="4"/>print(key1, '-&gt;', val1)</text:p>
      <text:p text:style-name="P4"><text:s text:c="4"/>print(key2, '-&gt;', val2)</text:p>
      <text:p text:style-name="P4"/>
      <text:p text:style-name="P4">Example :</text:p>
      <text:p text:style-name="P4"/>
      <text:p text:style-name="P4">dataStr = ['z', 'y', 'w', 'x']</text:p>
      <text:p text:style-name="P4">dataInt = [19, 21, 18, 46]</text:p>
      <text:p text:style-name="P4"/>
      <text:p text:style-name="P4">zippyData = zip(dataInt, dataStr)</text:p>
      <text:p text:style-name="P4">data = list(zippyData)</text:p>
      <text:p text:style-name="P4">print(data)</text:p>
      <text:p text:style-name="P4">print(sorted(data))</text:p>
      <text:p text:style-name="P4"/>
      <text:p text:style-name="P4"/>
      <text:p text:style-name="P4">Example :</text:p>
      <text:p text:style-name="P4"/>
      <text:p text:style-name="P4"># initializing list of players.</text:p>
      <text:p text:style-name="P4">players = [ "Sachin", "Sehwag", "Gambhir", "Dravid", "Raina" ]</text:p>
      <text:p text:style-name="P4"><text:s text:c="2"/></text:p>
      <text:p text:style-name="P4"># initializing their scores</text:p>
      <text:p text:style-name="P4">scores = [100, 15, 17, 28, 43 ]</text:p>
      <text:p text:style-name="P4"><text:s text:c="2"/></text:p>
      <text:p text:style-name="P4"># printing players and scores.</text:p>
      <text:p text:style-name="P4">for pl, sc in zip(players, scores):</text:p>
      <text:p text:style-name="P4"><text:s text:c="4"/>print ("Player : <text:s/>%s <text:s text:c="4"/>Score : %d" %(pl, sc))</text:p>
      <text:p text:style-name="P4"/>
      <text:p text:style-name="P4"/>
      <text:p text:style-name="P3"><text:span text:style-name="T3">unzipping :</text:span> </text:p>
      <text:p text:style-name="P1"/>
      <text:p text:style-name="P1">We can also extract the data from the Python zip function. If we want to remove the zip, we have to use the same zip()function. But we have to add an asterisk(*) in front of that list you get from the zipped variable.</text:p>
      <text:p text:style-name="P1"/>
      <text:p text:style-name="P5">Example :</text:p>
      <text:p text:style-name="P5"/>
      <text:p text:style-name="P1">val1 = ['a', 'b', 'c']</text:p>
      <text:p text:style-name="P1">val2 = [1, 2, 3]</text:p>
      <text:p text:style-name="P1">res = zip(val1, val2)</text:p>
      <text:p text:style-name="P1">res_list = list(res)</text:p>
      <text:p text:style-name="P1">print(res_list)</text:p>
      <text:p text:style-name="P1">v1, v2 = <text:s/>zip(*res_list)</text:p>
      <text:p text:style-name="P1">print('v1 =', v1)</text:p>
      <text:p text:style-name="P1">print('v2 =', v2)</text:p>
      <text:p text:style-name="P1"/>
      <text:p text:style-name="P5">Example :</text:p>
      <text:p text:style-name="P5"/>
      <text:p text:style-name="P5">pairs = [(1, 'a'), (2, 'b'), (3, 'c'), (4, 'd')]</text:p>
      <text:p text:style-name="P5"><text:soft-page-break/>numbers, letters = zip(*pairs)</text:p>
      <text:p text:style-name="P5">print(numbers)</text:p>
      <text:p text:style-name="P5">print(letters)</text:p>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onaco" svg:font-family="Monaco, Consolas, 'Andale Mono', 'DejaVu Sans Mono', monospace"/>
    <style:font-face style:name="Work Sans" svg:font-family="'Work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7-17T07:55:26.176000000</meta:creation-date>
    <dc:date>2021-07-17T09:43:56.423000000</dc:date>
    <meta:editing-duration>PT5M59S</meta:editing-duration>
    <meta:editing-cycles>1</meta:editing-cycles>
    <meta:document-statistic meta:table-count="0" meta:image-count="0" meta:object-count="0" meta:page-count="3" meta:paragraph-count="76" meta:word-count="358" meta:character-count="2122" meta:non-whitespace-character-count="1780"/>
    <meta:generator>LibreOffice/6.4.4.2$Windows_X86_64 LibreOffice_project/3d775be2011f3886db32dfd395a6a6d1ca2630ff</meta:generator>
  </office:meta>
</office:document-meta>
</file>